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value">
            <text:p>value</text:p>
          </table:table-cell>
        </table:table-row>
        <table:table-row>
          <table:table-cell table:style-name="pd1" office:value-type="date" office:date-value="1970-01-01T01:00:10">
            <text:p>Thu Jan  1 01:00:10 1970</text:p>
          </table:table-cell>
          <table:table-cell office:value-type="float" office:value="0.43088120419322684">
            <text:p>0.43088120419322684</text:p>
          </table:table-cell>
        </table:table-row>
        <table:table-row>
          <table:table-cell table:style-name="pd1" office:value-type="date" office:date-value="1970-01-01T01:00:15">
            <text:p>Thu Jan  1 01:00:15 1970</text:p>
          </table:table-cell>
          <table:table-cell office:value-type="float" office:value="0.36979978257507007">
            <text:p>0.36979978257507007</text:p>
          </table:table-cell>
        </table:table-row>
        <table:table-row>
          <table:table-cell table:style-name="pd1" office:value-type="date" office:date-value="1970-01-01T01:00:20">
            <text:p>Thu Jan  1 01:00:20 1970</text:p>
          </table:table-cell>
          <table:table-cell office:value-type="float" office:value="0.8419436801767841">
            <text:p>0.8419436801767841</text:p>
          </table:table-cell>
        </table:table-row>
        <table:table-row>
          <table:table-cell table:style-name="pd1" office:value-type="date" office:date-value="1970-01-01T01:00:21.370000">
            <text:p>Thu Jan  1 01:00:21 1970</text:p>
          </table:table-cell>
          <table:table-cell office:value-type="float" office:value="0.114219145664618">
            <text:p>0.114219145664618</text:p>
          </table:table-cell>
        </table:table-row>
        <table:table-row>
          <table:table-cell table:style-name="pd1" office:value-type="date" office:date-value="1970-01-01T01:00:25">
            <text:p>Thu Jan  1 01:00:25 1970</text:p>
          </table:table-cell>
          <table:table-cell office:value-type="float" office:value="0.9845953490535879">
            <text:p>0.98459534905358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